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221cm" fo:min-width="8.946cm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729fcf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afd095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bf819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7b59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bf00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00" draw:textarea-horizontal-align="justify" draw:textarea-vertical-align="middle" draw:auto-grow-height="false" fo:min-height="0.996cm" fo:min-width="2.11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79cm" loext:decorative="false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2.397cm" fo:min-width="1.724cm" fo:wrap-option="wrap" loext:decorative="false"/>
      <style:paragraph-properties style:writing-mode="lr-tb"/>
    </style:style>
    <style:style style:name="gr12" style:family="graphic" style:parent-style-name="standard">
      <style:graphic-properties draw:fill-color="#81aca6" draw:textarea-vertical-align="middle" draw:auto-grow-height="false" fo:min-height="2.397cm" fo:min-width="1.724cm" fo:wrap-option="wrap" loext:decorative="false"/>
      <style:paragraph-properties style:writing-mode="lr-tb"/>
    </style:style>
    <style:style style:name="gr13" style:family="graphic" style:parent-style-name="standard">
      <style:graphic-properties draw:fill-color="#8e86ae" draw:textarea-vertical-align="middle" draw:auto-grow-height="false" fo:min-height="2.397cm" fo:min-width="1.724cm" fo:wrap-option="wrap" loext:decorative="false"/>
    </style:style>
    <style:style style:name="gr14" style:family="graphic" style:parent-style-name="standard">
      <style:graphic-properties draw:fill-color="#ffaa95" draw:textarea-vertical-align="middle" draw:auto-grow-height="false" fo:min-height="2.397cm" fo:min-width="1.724cm" fo:wrap-option="wrap" loext:decorative="false"/>
    </style:style>
    <style:style style:name="gr15" style:family="graphic" style:parent-style-name="standard">
      <style:graphic-properties draw:fill-color="#ffb66c" draw:textarea-vertical-align="middle" draw:auto-grow-height="false" fo:min-height="2.397cm" fo:min-width="1.724cm" fo:wrap-option="wrap" loext:decorative="false"/>
    </style:style>
    <style:style style:name="gr16" style:family="graphic" style:parent-style-name="standard">
      <style:graphic-properties draw:fill-color="#81aca6" draw:textarea-vertical-align="middle" draw:auto-grow-height="false" fo:min-height="2.397cm" fo:min-width="1.724cm" fo:wrap-option="wrap" loext:decorative="false"/>
    </style:style>
    <style:style style:name="gr17" style:family="graphic" style:parent-style-name="standard">
      <style:graphic-properties draw:fill-color="#bf819e" draw:textarea-vertical-align="middle" draw:auto-grow-height="false" fo:min-height="2.397cm" fo:min-width="1.724cm" fo:wrap-option="wrap" loext:decorative="false"/>
    </style:style>
    <style:style style:name="gr18" style:family="graphic" style:parent-style-name="standard">
      <style:graphic-properties draw:fill-color="#ff7b59" draw:textarea-vertical-align="middle" draw:auto-grow-height="false" fo:min-height="2.397cm" fo:min-width="1.724cm" fo:wrap-option="wrap" loext:decorative="false"/>
    </style:style>
    <style:style style:name="gr19" style:family="graphic" style:parent-style-name="standard">
      <style:graphic-properties draw:fill-color="#ffde59" draw:textarea-vertical-align="middle" draw:auto-grow-height="false" fo:min-height="2.397cm" fo:min-width="1.724cm" fo:wrap-option="wrap" loext:decorative="false"/>
    </style:style>
    <style:style style:name="gr20" style:family="graphic" style:parent-style-name="standard">
      <style:graphic-properties draw:fill-color="#ffff00" draw:textarea-vertical-align="middle" draw:auto-grow-height="false" fo:min-height="2.397cm" fo:min-width="1.724cm" fo:wrap-option="wrap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5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52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44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445cm" loext:decorative="false"/>
      <style:paragraph-properties style:writing-mode="lr-tb"/>
    </style:style>
    <style:style style:name="gr25" style:family="graphic" style:parent-style-name="standard">
      <style:graphic-properties svg:stroke-width="0.106cm" svg:stroke-color="#000000" draw:marker-start-width="0.359cm" draw:marker-end-width="0.359cm" draw:fill-color="#ffff00" draw:textarea-horizontal-align="justify" draw:textarea-vertical-align="middle" draw:auto-grow-height="false" fo:min-height="0.89cm" fo:min-width="2.004cm" fo:padding-top="0.178cm" fo:padding-bottom="0.178cm" fo:padding-left="0.303cm" fo:padding-right="0.30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bf819e"/>
      <style:paragraph-properties fo:text-align="center"/>
    </style:style>
    <style:style style:name="P5" style:family="paragraph">
      <loext:graphic-properties draw:fill-color="#ff7b59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weight="bold"/>
    </style:style>
    <style:style style:name="P10" style:family="paragraph">
      <loext:graphic-properties draw:fill-color="#81aca6"/>
      <style:paragraph-properties fo:text-align="center"/>
    </style:style>
    <style:style style:name="P11" style:family="paragraph">
      <loext:graphic-properties draw:fill-color="#8e86ae"/>
      <style:paragraph-properties fo:text-align="center"/>
    </style:style>
    <style:style style:name="P12" style:family="paragraph">
      <loext:graphic-properties draw:fill-color="#ffaa95"/>
      <style:paragraph-properties fo:text-align="center"/>
    </style:style>
    <style:style style:name="P13" style:family="paragraph">
      <loext:graphic-properties draw:fill-color="#ffb66c"/>
      <style:paragraph-properties fo:text-align="center"/>
    </style:style>
    <style:style style:name="P14" style:family="paragraph">
      <loext:graphic-properties draw:fill-color="#ffde59"/>
      <style:paragraph-properties fo:text-align="center"/>
    </style:style>
    <style:style style:name="P15" style:family="paragraph">
      <style:paragraph-properties fo:text-align="center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13.653cm" svg:x="4.694cm" svg:y="3.51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2" draw:text-style-name="P2" draw:layer="layout" svg:width="18.878cm" svg:height="1.858cm" svg:x="4.771cm" svg:y="15.27cm" svg:viewBox="0 0 18879 1859" draw:points="0,1841 18879,1859 17627,0 1270,17">
          <text:p/>
        </draw:polygon>
        <draw:polygon draw:style-name="gr3" draw:text-style-name="P3" draw:layer="layout" svg:width="16.356cm" svg:height="2.055cm" svg:x="6.023cm" svg:y="13.214cm" svg:viewBox="0 0 16357 2056" draw:points="0,2056 16357,2038 14945,35 1430,18 1448,0">
          <text:p/>
        </draw:polygon>
        <draw:polygon draw:style-name="gr4" draw:text-style-name="P4" draw:layer="layout" svg:width="13.443cm" svg:height="1.93cm" svg:x="7.506cm" svg:y="11.283cm" svg:viewBox="0 0 13444 1931" draw:points="0,1913 13444,1931 12103,0 1288,107 1288,125">
          <text:p/>
        </draw:polygon>
        <draw:polygon draw:style-name="gr5" draw:text-style-name="P5" draw:layer="layout" svg:width="10.814cm" svg:height="1.965cm" svg:x="8.776cm" svg:y="9.388cm" svg:viewBox="0 0 10815 1966" draw:points="0,1966 10815,1877 9493,0 1269,71">
          <text:p/>
        </draw:polygon>
        <draw:polygon draw:style-name="gr6" draw:text-style-name="P6" draw:layer="layout" svg:width="8.133cm" svg:height="2.073cm" svg:x="10.152cm" svg:y="7.332cm" svg:viewBox="0 0 8134 2074" draw:points="0,2074 8134,2002 6686,0 1323,54 1413,72">
          <text:p/>
        </draw:polygon>
        <draw:custom-shape draw:style-name="gr7" draw:text-style-name="P7" draw:layer="layout" svg:width="5.22cm" svg:height="3.736cm" svg:x="11.6cm" svg:y="3.5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9" draw:layer="layout" svg:width="4.058cm" svg:height="0.962cm" svg:x="12.244cm" svg:y="6.116cm">
          <draw:text-box>
            <text:p text:style-name="P8"><text:span text:style-name="T1">Maintainers</text:span></text:p>
          </draw:text-box>
        </draw:frame>
        <draw:frame draw:style-name="gr8" draw:text-style-name="P9" draw:layer="layout" svg:width="4.058cm" svg:height="0.962cm" svg:x="12.227cm" svg:y="7.85cm">
          <draw:text-box>
            <text:p text:style-name="P8"><text:span text:style-name="T1">Reviewers</text:span></text:p>
          </draw:text-box>
        </draw:frame>
        <draw:frame draw:style-name="gr9" draw:text-style-name="P9" draw:layer="layout" svg:width="8.402cm" svg:height="1.038cm" svg:x="10.081cm" svg:y="9.834cm">
          <draw:text-box>
            <text:p text:style-name="P8"><text:span text:style-name="T1">Regular Contributors</text:span></text:p>
          </draw:text-box>
        </draw:frame>
        <draw:frame draw:style-name="gr10" draw:text-style-name="P9" draw:layer="layout" svg:width="11.048cm" svg:height="1.129cm" svg:x="8.74cm" svg:y="11.834cm">
          <draw:text-box>
            <text:p text:style-name="P8"><text:span text:style-name="T1">New/Occasional Contributors</text:span></text:p>
          </draw:text-box>
        </draw:frame>
        <draw:frame draw:style-name="gr10" draw:text-style-name="P9" draw:layer="layout" svg:width="11.048cm" svg:height="1.129cm" svg:x="8.74cm" svg:y="13.735cm">
          <draw:text-box>
            <text:p text:style-name="P8"><text:span text:style-name="T1">Involved Users</text:span></text:p>
          </draw:text-box>
        </draw:frame>
        <draw:frame draw:style-name="gr10" draw:text-style-name="P9" draw:layer="layout" svg:width="11.048cm" svg:height="1.129cm" svg:x="8.74cm" svg:y="15.736cm">
          <draw:text-box>
            <text:p text:style-name="P8"><text:span text:style-name="T1">Silent Users</text:span></text:p>
          </draw:text-box>
        </draw:frame>
        <draw:custom-shape draw:style-name="gr11" draw:text-style-name="P8" draw:layer="layout" svg:width="2.223cm" svg:height="2.646cm" draw:transform="rotate (1.16186568305263) translate (3.677cm 15.643cm)">
          <text:p text:style-name="P8"/>
          <draw:enhanced-geometry svg:viewBox="0 0 21600 21600" draw:text-areas="0 0 21600 21600" draw:type="circular-arrow" draw:modifiers="-178.65272178328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0" draw:layer="layout" svg:width="2.223cm" svg:height="2.646cm" draw:transform="rotate (1.16186568305263) translate (5.099cm 13.51cm)">
          <text:p text:style-name="P8"/>
          <draw:enhanced-geometry svg:viewBox="0 0 21600 21600" draw:text-areas="0 0 21600 21600" draw:type="circular-arrow" draw:modifiers="-178.65272178328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2.223cm" svg:height="2.646cm" draw:transform="rotate (1.16186568305263) translate (6.615cm 11.419cm)">
          <text:p/>
          <draw:enhanced-geometry svg:viewBox="0 0 21600 21600" draw:text-areas="0 0 21600 21600" draw:type="circular-arrow" draw:modifiers="-178.65272178328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223cm" svg:height="2.646cm" draw:transform="rotate (1.16186568305263) translate (8.078cm 9.328cm)">
          <text:p/>
          <draw:enhanced-geometry svg:viewBox="0 0 21600 21600" draw:text-areas="0 0 21600 21600" draw:type="circular-arrow" draw:modifiers="-178.65272178328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223cm" svg:height="2.646cm" draw:transform="rotate (1.16186568305263) translate (9.594cm 7.184cm)">
          <text:p/>
          <draw:enhanced-geometry svg:viewBox="0 0 21600 21600" draw:text-areas="0 0 21600 21600" draw:type="circular-arrow" draw:modifiers="-178.65272178328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0" draw:layer="layout" svg:width="2.223cm" svg:height="2.646cm" draw:transform="rotate (-0.628318530717959) translate (23.014cm 13.557cm)">
          <text:p/>
          <draw:enhanced-geometry svg:viewBox="0 0 21600 21600" draw:text-areas="0 0 21600 21600" draw:type="circular-arrow" draw:modifiers="-178.65272178328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4" draw:layer="layout" svg:width="2.223cm" svg:height="2.646cm" draw:transform="rotate (-0.628318530717959) translate (21.58cm 11.431cm)">
          <text:p/>
          <draw:enhanced-geometry svg:viewBox="0 0 21600 21600" draw:text-areas="0 0 21600 21600" draw:type="circular-arrow" draw:modifiers="-178.65272178328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5" draw:layer="layout" svg:width="2.223cm" svg:height="2.646cm" draw:transform="rotate (-0.628318530717959) translate (20.094cm 9.358cm)">
          <text:p/>
          <draw:enhanced-geometry svg:viewBox="0 0 21600 21600" draw:text-areas="0 0 21600 21600" draw:type="circular-arrow" draw:modifiers="-178.65272178328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14" draw:layer="layout" svg:width="2.223cm" svg:height="2.646cm" draw:transform="rotate (-0.628318530717959) translate (18.687cm 7.285cm)">
          <text:p/>
          <draw:enhanced-geometry svg:viewBox="0 0 21600 21600" draw:text-areas="0 0 21600 21600" draw:type="circular-arrow" draw:modifiers="-178.65272178328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7" draw:layer="layout" svg:width="2.223cm" svg:height="2.646cm" draw:transform="rotate (-0.628318530717959) translate (17.2cm 5.265cm)">
          <text:p/>
          <draw:enhanced-geometry svg:viewBox="0 0 21600 21600" draw:text-areas="0 0 21600 21600" draw:type="circular-arrow" draw:modifiers="-178.65272178328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9" draw:layer="layout" svg:width="2.407cm" svg:height="0.962cm" svg:x="2.821cm" svg:y="14.319cm">
          <draw:text-box>
            <text:p text:style-name="P15">Posts</text:p>
          </draw:text-box>
        </draw:frame>
        <draw:frame draw:style-name="gr22" draw:text-style-name="P9" draw:layer="layout" svg:width="4.55cm" svg:height="1.773cm" svg:x="3.139cm" svg:y="11.831cm">
          <draw:text-box>
            <text:p text:style-name="P15">1 contribution</text:p>
          </draw:text-box>
        </draw:frame>
        <draw:frame draw:style-name="gr23" draw:text-style-name="P9" draw:layer="layout" svg:width="4.816cm" svg:height="1.694cm" svg:x="3.985cm" svg:y="9.741cm">
          <draw:text-box>
            <text:p text:style-name="P15">more contributions</text:p>
          </draw:text-box>
        </draw:frame>
        <draw:frame draw:style-name="gr23" draw:text-style-name="P9" draw:layer="layout" svg:width="4.816cm" svg:height="1.694cm" svg:x="5.969cm" svg:y="7.65cm">
          <draw:text-box>
            <text:p text:style-name="P15">owns &amp;<text:line-break/>reviews</text:p>
          </draw:text-box>
        </draw:frame>
        <draw:frame draw:style-name="gr23" draw:text-style-name="P9" draw:layer="layout" svg:width="4.816cm" svg:height="1.694cm" svg:x="6.975cm" svg:y="5.402cm">
          <draw:text-box>
            <text:p text:style-name="P15">leads &amp;<text:line-break/>mentors</text:p>
          </draw:text-box>
        </draw:frame>
        <draw:frame draw:style-name="gr23" draw:text-style-name="P9" draw:layer="layout" svg:width="4.816cm" svg:height="1.694cm" svg:x="16.321cm" svg:y="5.526cm">
          <draw:text-box>
            <text:p text:style-name="P15">shows up less</text:p>
          </draw:text-box>
        </draw:frame>
        <draw:frame draw:style-name="gr23" draw:text-style-name="P9" draw:layer="layout" svg:width="3.655cm" svg:height="1.694cm" svg:x="17.921cm" svg:y="7.726cm">
          <draw:text-box>
            <text:p text:style-name="P15">falls<text:line-break/>behind</text:p>
          </draw:text-box>
        </draw:frame>
        <draw:frame draw:style-name="gr24" draw:text-style-name="P9" draw:layer="layout" svg:width="4.995cm" svg:height="1.695cm" svg:x="19.325cm" svg:y="9.877cm">
          <draw:text-box>
            <text:p text:style-name="P15">fewer<text:line-break/>contributions</text:p>
          </draw:text-box>
        </draw:frame>
        <draw:frame draw:style-name="gr24" draw:text-style-name="P9" draw:layer="layout" svg:width="4.995cm" svg:height="1.695cm" svg:x="20.983cm" svg:y="11.708cm">
          <draw:text-box>
            <text:p text:style-name="P15">stops<text:line-break/>contributing</text:p>
          </draw:text-box>
        </draw:frame>
        <draw:frame draw:style-name="gr24" draw:text-style-name="P9" draw:layer="layout" svg:width="3.109cm" svg:height="1.695cm" svg:x="22.368cm" svg:y="13.81cm">
          <draw:text-box>
            <text:p text:style-name="P15">goes<text:line-break/>silent</text:p>
          </draw:text-box>
        </draw:frame>
      </draw:page>
      <draw:page draw:name="page2" draw:style-name="dp1" draw:master-page-name="Default">
        <draw:custom-shape draw:style-name="gr1" draw:text-style-name="P1" draw:layer="layout" svg:width="19.05cm" svg:height="13.653cm" svg:x="4.694cm" svg:y="3.51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2" draw:text-style-name="P2" draw:layer="layout" svg:width="18.878cm" svg:height="1.858cm" svg:x="4.771cm" svg:y="15.27cm" svg:viewBox="0 0 18879 1859" draw:points="0,1841 18879,1859 17627,0 1270,17">
          <text:p/>
        </draw:polygon>
        <draw:polygon draw:style-name="gr3" draw:text-style-name="P3" draw:layer="layout" svg:width="16.356cm" svg:height="2.055cm" svg:x="6.023cm" svg:y="13.214cm" svg:viewBox="0 0 16357 2056" draw:points="0,2056 16357,2038 14945,35 1430,18 1448,0">
          <text:p/>
        </draw:polygon>
        <draw:polygon draw:style-name="gr4" draw:text-style-name="P4" draw:layer="layout" svg:width="13.443cm" svg:height="1.93cm" svg:x="7.506cm" svg:y="11.283cm" svg:viewBox="0 0 13444 1931" draw:points="0,1913 13444,1931 12103,0 1288,107 1288,125">
          <text:p/>
        </draw:polygon>
        <draw:polygon draw:style-name="gr5" draw:text-style-name="P5" draw:layer="layout" svg:width="10.814cm" svg:height="1.965cm" svg:x="8.776cm" svg:y="9.388cm" svg:viewBox="0 0 10815 1966" draw:points="0,1966 10815,1877 9493,0 1269,71">
          <text:p/>
        </draw:polygon>
        <draw:polygon draw:style-name="gr6" draw:text-style-name="P6" draw:layer="layout" svg:width="8.133cm" svg:height="2.073cm" svg:x="10.152cm" svg:y="7.332cm" svg:viewBox="0 0 8134 2074" draw:points="0,2074 8134,2002 6686,0 1323,54 1413,72">
          <text:p/>
        </draw:polygon>
        <draw:custom-shape draw:style-name="gr25" draw:text-style-name="P7" draw:layer="layout" svg:width="5.22cm" svg:height="3.736cm" svg:x="11.6cm" svg:y="3.5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9" draw:layer="layout" svg:width="4.058cm" svg:height="0.962cm" svg:x="12.244cm" svg:y="6.116cm">
          <draw:text-box>
            <text:p text:style-name="P8"><text:span text:style-name="T1">Maintainers</text:span></text:p>
          </draw:text-box>
        </draw:frame>
        <draw:frame draw:style-name="gr8" draw:text-style-name="P9" draw:layer="layout" svg:width="4.058cm" svg:height="0.962cm" svg:x="12.227cm" svg:y="7.85cm">
          <draw:text-box>
            <text:p text:style-name="P8"><text:span text:style-name="T1">Reviewers</text:span></text:p>
          </draw:text-box>
        </draw:frame>
        <draw:frame draw:style-name="gr9" draw:text-style-name="P9" draw:layer="layout" svg:width="8.402cm" svg:height="1.038cm" svg:x="10.081cm" svg:y="9.834cm">
          <draw:text-box>
            <text:p text:style-name="P8"><text:span text:style-name="T1">Regular Contributors</text:span></text:p>
          </draw:text-box>
        </draw:frame>
        <draw:frame draw:style-name="gr10" draw:text-style-name="P9" draw:layer="layout" svg:width="11.048cm" svg:height="1.129cm" svg:x="8.74cm" svg:y="11.834cm">
          <draw:text-box>
            <text:p text:style-name="P8"><text:span text:style-name="T1">New/Occasional Contributors</text:span></text:p>
          </draw:text-box>
        </draw:frame>
        <draw:frame draw:style-name="gr10" draw:text-style-name="P9" draw:layer="layout" svg:width="11.048cm" svg:height="1.129cm" svg:x="8.74cm" svg:y="13.735cm">
          <draw:text-box>
            <text:p text:style-name="P8"><text:span text:style-name="T1">Involved Users</text:span></text:p>
          </draw:text-box>
        </draw:frame>
        <draw:frame draw:style-name="gr10" draw:text-style-name="P9" draw:layer="layout" svg:width="11.048cm" svg:height="1.129cm" svg:x="8.74cm" svg:y="15.736cm">
          <draw:text-box>
            <text:p text:style-name="P8"><text:span text:style-name="T1">Silent User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7:25:25.618324265</meta:creation-date>
    <dc:date>2024-12-19T16:10:32.798458168</dc:date>
    <meta:editing-duration>PT1H50M56S</meta:editing-duration>
    <meta:editing-cycles>5</meta:editing-cycles>
    <meta:generator>LibreOffice/24.8.3.2$Linux_X86_64 LibreOffice_project/48a6bac9e7e268aeb4c3483fcf825c94556d9f92</meta:generator>
    <meta:document-statistic meta:object-count="46"/>
  </office:meta>
</office:document-meta>
</file>